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>
        <table:iteration table:maximum-difference="0.0001"/>
      </table:calculation-settings>
      <table:table table:name="componen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b’s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ocal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We are ready to tasty feed you for reasonable pr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Мы готовы вас вкусно накомить за разумную цену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ake a look to our inter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Виды</text:p>
          </table:table-cell>
          <table:table-cell office:value-type="string" calcext:value-type="string">
            <text:p>Посмотрите как мы выгляди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7:37:51.50717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07:44:15.594337100</meta:creation-date>
    <meta:generator>LibreOffice/7.0.4.2$Linux_X86_64 LibreOffice_project/00$Build-2</meta:generator>
    <dc:date>2021-02-05T07:37:58.853978809</dc:date>
    <meta:editing-duration>PT4H46M14S</meta:editing-duration>
    <meta:editing-cycles>5</meta:editing-cycles>
    <meta:document-statistic meta:table-count="1" meta:cell-count="35" meta:object-count="0"/>
  </office:meta>
</office:document-meta>
</file>